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ad05"/>
    </style:style>
    <style:style style:name="P2" style:family="paragraph" style:parent-style-name="Standard">
      <style:paragraph-properties fo:text-align="center" style:justify-single-word="false"/>
      <style:text-properties officeooo:rsid="000e0d4d" officeooo:paragraph-rsid="000e0d4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text-properties fo:font-size="12pt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marker-end="Arrowheads_20_1" draw:fill="none" draw:textarea-horizontal-align="justify" draw:textarea-vertical-align="middle" draw:auto-grow-height="false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marker-start="Arrowheads_20_2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marker-start="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3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1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4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3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4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1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5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4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000000" draw:marker-start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000000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1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3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2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fo:min-height="0.3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none" draw:fill-color="#ffffff" fo:min-height="0.2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0.3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svg:width="0.7504in" svg:height="0.4169in" svg:x="2.6118in" svg:y="0.161in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frame text:anchor-type="paragraph" draw:z-index="1" draw:style-name="gr2" draw:text-style-name="P3" svg:width="0.8961in" svg:height="0.2921in" svg:x="2.5283in" svg:y="0.0945in"><draw:text-box><text:p text:style-name="P3"><text:s/>START</text:p></draw:text-box></draw:frame></text:p>
      <text:p text:style-name="P2"/>
      <text:p text:style-name="P1"><draw:line text:anchor-type="paragraph" draw:z-index="4" draw:style-name="gr5" draw:text-style-name="P4" svg:x1="2.9764in" svg:y1="0.0028in" svg:x2="2.9764in" svg:y2="0.6799in"><text:p/></draw:line><draw:custom-shape text:anchor-type="paragraph" draw:z-index="68" draw:style-name="gr1" svg:width="0.7504in" svg:height="0.4169in" svg:x="4.3882in" svg:y="0.0118in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9" draw:style-name="gr27" draw:text-style-name="P4" svg:width="0.8961in" svg:height="0.1925in" svg:x="4.3291in" svg:y="0.1272in"><draw:text-box><text:p text:style-name="P3"><text:span text:style-name="T1">STOP</text:span></text:p></draw:text-box></draw:frame><draw:custom-shape text:anchor-type="paragraph" draw:z-index="63" draw:style-name="gr1" svg:width="0.7504in" svg:height="0.4169in" svg:x="5.3807in" svg:y="0.0118in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4" draw:style-name="gr27" draw:text-style-name="P4" svg:width="0.8961in" svg:height="0.1925in" svg:x="5.3217in" svg:y="0.1236in"><draw:text-box><text:p text:style-name="P3"><text:span text:style-name="T1">STOP</text:span></text:p></draw:text-box></draw:frame></text:p>
      <text:p text:style-name="P1"/>
      <text:p text:style-name="P1"><draw:line text:anchor-type="paragraph" draw:z-index="67" draw:style-name="gr5" draw:text-style-name="P4" svg:x1="4.7618in" svg:y1="0.5787in" svg:x2="4.7618in" svg:y2="0.0543in"><text:p/></draw:line><draw:line text:anchor-type="paragraph" draw:z-index="62" draw:style-name="gr5" draw:text-style-name="P4" svg:x1="5.828in" svg:y1="0.7335in" svg:x2="5.828in" svg:y2="0.0453in"><text:p/></draw:line></text:p>
      <text:p text:style-name="P1"><draw:frame text:anchor-type="paragraph" draw:z-index="61" draw:style-name="gr20" draw:text-style-name="P8" svg:width="2.2303in" svg:height="0.4295in" draw:transform="rotate (1.5707963267949) translate (4.26041666666667in 7.57777777777778in)"><draw:text-box draw:corner-radius="0.0244in"><text:p text:style-name="P8"><text:span text:style-name="T5">Go back to the start of the loop for thenext iteration of genetic algorithm</text:span></text:p></draw:text-box></draw:frame><draw:line text:anchor-type="paragraph" draw:z-index="60" draw:style-name="gr5" draw:text-style-name="P3" svg:x1="3.6764in" svg:y1="2.7409in" svg:x2="3.6835in" svg:y2="1.8236in"><text:p/></draw:line><draw:line text:anchor-type="paragraph" draw:z-index="59" draw:style-name="gr15" draw:text-style-name="P3" svg:x1="3.6764in" svg:y1="2.7409in" svg:x2="4.478in" svg:y2="2.7409in"><text:p/></draw:line><draw:line text:anchor-type="paragraph" draw:z-index="58" draw:style-name="gr26" draw:text-style-name="P4" svg:x1="4.4673in" svg:y1="8.9118in" svg:x2="4.4673in" svg:y2="2.7409in"><text:p/></draw:line><draw:line text:anchor-type="paragraph" draw:z-index="57" draw:style-name="gr25" draw:text-style-name="P4" svg:x1="4.4673in" svg:y1="8.9016in" svg:x2="5.8748in" svg:y2="8.9118in"><text:p/></draw:line><draw:line text:anchor-type="paragraph" draw:z-index="56" draw:style-name="gr15" draw:text-style-name="P3" svg:x1="5.8795in" svg:y1="8.3972in" svg:x2="5.8752in" svg:y2="8.9228in"><text:p/></draw:line><draw:frame text:anchor-type="paragraph" draw:z-index="55" draw:style-name="gr24" draw:text-style-name="P3" svg:width="1.8752in" svg:height="0.4661in" svg:x="4.9819in" svg:y="7.9311in"><draw:text-box><text:p text:style-name="P3">Next generation of candidates</text:p></draw:text-box></draw:frame><draw:rect text:anchor-type="paragraph" draw:z-index="54" draw:style-name="gr3" draw:text-style-name="P3" svg:width="1.9898in" svg:height="0.5217in" svg:x="4.9283in" svg:y="7.8756in"><text:p/></draw:rect><draw:line text:anchor-type="paragraph" draw:z-index="53" draw:style-name="gr5" draw:text-style-name="P4" svg:x1="5.8909in" svg:y1="7.2291in" svg:x2="5.8909in" svg:y2="7.8894in"><text:p/></draw:line><draw:frame text:anchor-type="paragraph" draw:z-index="52" draw:style-name="gr23" draw:text-style-name="P3" svg:width="1.8386in" svg:height="0.4169in" svg:x="5.0071in" svg:y="6.7516in"><draw:text-box><text:p text:style-name="P3">Crossover and Mutation phase</text:p></draw:text-box></draw:frame><draw:rect text:anchor-type="paragraph" draw:z-index="51" draw:style-name="gr3" draw:text-style-name="P4" svg:width="1.9906in" svg:height="0.5358in" svg:x="4.9283in" svg:y="6.6937in"><text:p/></draw:rect><draw:line text:anchor-type="paragraph" draw:z-index="50" draw:style-name="gr5" draw:text-style-name="P4" svg:x1="5.8783in" svg:y1="5.8783in" svg:x2="5.8783in" svg:y2="6.6913in"><text:p/></draw:line><draw:frame text:anchor-type="paragraph" draw:z-index="49" draw:style-name="gr22" draw:text-style-name="P3" svg:width="1.8016in" svg:height="0.576in" svg:x="5.0071in" svg:y="5.2047in"><draw:text-box><text:p text:style-name="P3">Intermediate population generated after applying a selection scheme</text:p></draw:text-box></draw:frame><draw:line text:anchor-type="paragraph" draw:z-index="48" draw:style-name="gr5" draw:text-style-name="P4" svg:x1="5.8665in" svg:y1="4.3319in" svg:x2="5.8665in" svg:y2="5.1445in"><text:p/></draw:line><draw:rect text:anchor-type="paragraph" draw:z-index="47" draw:style-name="gr3" draw:text-style-name="P3" svg:width="1.9898in" svg:height="0.7343in" svg:x="4.9283in" svg:y="5.1445in"><text:p/></draw:rect><draw:frame text:anchor-type="paragraph" draw:z-index="46" draw:style-name="gr21" svg:width="2.0224in" svg:height="1.3425in" svg:x="4.9575in" svg:y="2.9291in"><draw:text-box><text:p text:style-name="P3">Based on the selection scheme specified in the config file the respective routine is called. </text:p><text:p><text:span text:style-name="T4">1. Random selection</text:span></text:p><text:p><text:span text:style-name="T4">2. Rank based selection</text:span></text:p><text:p><text:span text:style-name="T4">3. Tournament selection</text:span></text:p></draw:text-box></draw:frame><draw:rect text:anchor-type="paragraph" draw:z-index="45" draw:style-name="gr3" draw:text-style-name="P4" svg:width="2.163in" svg:height="1.4587in" svg:x="4.8783in" svg:y="2.8555in"><text:p/></draw:rect><draw:frame text:anchor-type="paragraph" draw:z-index="44" draw:style-name="gr13" draw:text-style-name="P6" svg:width="0.2504in" svg:height="0.2087in" svg:x="4.1055in" svg:y="3.2028in"><draw:text-box><text:p text:style-name="P6"><text:span text:style-name="T3">No</text:span></text:p></draw:text-box></draw:frame><draw:line text:anchor-type="paragraph" draw:z-index="43" draw:style-name="gr8" draw:text-style-name="P3" svg:x1="4.9154in" svg:y1="3.411in" svg:x2="3.9571in" svg:y2="3.4362in"><text:p/></draw:line><draw:line text:anchor-type="paragraph" draw:z-index="41" draw:style-name="gr5" draw:text-style-name="P3" svg:x1="3.2783in" svg:y1="8.7799in" svg:x2="3.2665in" svg:y2="3.9909in"><text:p/></draw:line><draw:line text:anchor-type="paragraph" draw:z-index="40" draw:style-name="gr19" draw:text-style-name="P4" svg:x1="0.472in" svg:y1="8.7909in" svg:x2="3.2665in" svg:y2="8.7799in"><text:p/></draw:line><draw:line text:anchor-type="paragraph" draw:z-index="39" draw:style-name="gr15" draw:text-style-name="P3" svg:x1="0.9453in" svg:y1="4.3028in" svg:x2="2.9972in" svg:y2="4.2819in"><text:p/></draw:line><draw:line text:anchor-type="paragraph" draw:z-index="38" draw:style-name="gr15" draw:text-style-name="P3" svg:x1="0.4764in" svg:y1="8.2638in" svg:x2="0.472in" svg:y2="8.7894in"><text:p/></draw:line><draw:frame text:anchor-type="paragraph" draw:z-index="37" draw:style-name="gr18" draw:text-style-name="P3" svg:width="1.8232in" svg:height="0.576in" svg:x="-0.1071in" svg:y="7.6508in"><draw:text-box><text:p text:style-name="P3">Evaluate the fitness of the candidate given this TAP solution and store it.</text:p></draw:text-box></draw:frame><draw:rect text:anchor-type="paragraph" draw:z-index="36" draw:style-name="gr3" draw:text-style-name="P3" svg:width="1.9988in" svg:height="0.6969in" svg:x="-0.1902in" svg:y="7.5673in"><text:p/></draw:rect><draw:line text:anchor-type="paragraph" draw:z-index="35" draw:style-name="gr5" draw:text-style-name="P4" svg:x1="0.4764in" svg:y1="6.9071in" svg:x2="0.4764in" svg:y2="7.5673in"><text:p/></draw:line><draw:frame text:anchor-type="paragraph" draw:z-index="34" draw:style-name="gr18" draw:text-style-name="P3" svg:width="1.8232in" svg:height="0.3843in" svg:x="-0.1071in" svg:y="6.4693in"><draw:text-box><text:p text:style-name="P3">Solve the TAP by calling <text:span text:style-name="T4">lpoptimize</text:span> from BCL</text:p></draw:text-box></draw:frame><draw:rect text:anchor-type="paragraph" draw:z-index="33" draw:style-name="gr3" draw:text-style-name="P3" svg:width="1.9898in" svg:height="0.5213in" svg:x="-0.1902in" svg:y="6.3862in"><text:p/></draw:rect><draw:line text:anchor-type="paragraph" draw:z-index="28" draw:style-name="gr5" draw:text-style-name="P4" svg:x1="0.4764in" svg:y1="3.6047in" svg:x2="0.4764in" svg:y2="4.7504in"><text:p/></draw:line><draw:line text:anchor-type="paragraph" draw:z-index="25" draw:style-name="gr5" draw:text-style-name="P3" svg:x1="2.9972in" svg:y1="4.2819in" svg:x2="2.9972in" svg:y2="3.8028in"><text:p/></draw:line><draw:line text:anchor-type="paragraph" draw:z-index="24" draw:style-name="gr15" draw:text-style-name="P3" svg:x1="0.9453in" svg:y1="3.9693in" svg:x2="0.9453in" svg:y2="4.3028in"><text:p/></draw:line><draw:frame text:anchor-type="paragraph" draw:z-index="21" draw:style-name="gr13" draw:text-style-name="P6" svg:width="0.2504in" svg:height="0.2087in" svg:x="2.189in" svg:y="3.2256in"><draw:text-box><text:p text:style-name="P6"><text:span text:style-name="T3">Yes</text:span></text:p></draw:text-box></draw:frame><draw:line text:anchor-type="paragraph" draw:z-index="19" draw:style-name="gr6" draw:text-style-name="P3" svg:x1="4.8827in" svg:y1="1.5634in" svg:x2="3.9244in" svg:y2="1.5886in"><text:p/></draw:line><draw:frame text:anchor-type="paragraph" draw:z-index="18" draw:style-name="gr13" draw:text-style-name="P6" svg:width="0.2504in" svg:height="0.2087in" svg:x="2.9866in" svg:y="2.261in"><draw:text-box><text:p text:style-name="P6"><text:span text:style-name="T3">Yes</text:span></text:p></draw:text-box></draw:frame><draw:custom-shape text:anchor-type="paragraph" draw:z-index="17" draw:style-name="gr10" svg:width="1.448in" svg:height="1.0835in" svg:x="0.2366in" svg:y="2.886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6" draw:style-name="gr7" draw:text-style-name="P4" svg:width="1.5004in" svg:height="0.576in" svg:x="0.2366in" svg:y="3.078in"><draw:text-box><text:p text:style-name="P3"><text:span text:style-name="T1">IF </text:span></text:p><text:p text:style-name="P3"><text:span text:style-name="T1">population[j] </text:span></text:p><text:p text:style-name="P3"><text:span text:style-name="T1">is in </text:span><text:span text:style-name="T2">CACHE</text:span></text:p></draw:text-box></draw:frame><draw:line text:anchor-type="paragraph" draw:z-index="15" draw:style-name="gr12" draw:text-style-name="P3" svg:x1="2.539in" svg:y1="3.4339in" svg:x2="1.6953in" svg:y2="3.4441in"><text:p/></draw:line><draw:frame text:anchor-type="paragraph" draw:z-index="14" draw:style-name="gr11" draw:text-style-name="P4" svg:width="1.2713in" svg:height="0.576in" svg:x="2.6327in" svg:y="3.0008in"><draw:text-box><text:p text:style-name="P3"><text:span text:style-name="T1">IF </text:span></text:p><text:p text:style-name="P3"><text:span text:style-name="T1">loop_index:j </text:span></text:p><text:p text:style-name="P3"><text:span text:style-name="T1">&lt; population size</text:span></text:p></draw:text-box></draw:frame><draw:custom-shape text:anchor-type="paragraph" draw:z-index="13" draw:style-name="gr10" draw:text-style-name="P5" svg:width="1.4185in" svg:height="1.1039in" svg:x="2.539in" svg:y="2.887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2" draw:style-name="gr10" draw:text-style-name="P5" svg:width="1.4276in" svg:height="1.2724in" svg:x="2.5283in" svg:y="0.938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1" draw:style-name="gr5" draw:text-style-name="P4" svg:x1="3.2366in" svg:y1="2.2102in" svg:x2="3.2366in" svg:y2="2.8874in"><text:p/></draw:line><draw:frame text:anchor-type="paragraph" draw:z-index="10" draw:style-name="gr9" draw:text-style-name="P4" svg:width="1.2713in" svg:height="0.7677in" svg:x="2.6327in" svg:y="1.178in"><draw:text-box><text:p text:style-name="P3"><text:span text:style-name="T1">IF </text:span></text:p><text:p text:style-name="P3"><text:span text:style-name="T1">loop_index:i </text:span></text:p><text:p text:style-name="P3"><text:span text:style-name="T1">&lt; total no. of iterations</text:span></text:p></draw:text-box></draw:frame><draw:line text:anchor-type="paragraph" draw:z-index="6" draw:style-name="gr6" draw:text-style-name="P3" svg:x1="2.0594in" svg:y1="0.3862in" svg:x2="1.0075in" svg:y2="0.3965in"><text:p/></draw:line><draw:line text:anchor-type="paragraph" draw:z-index="5" draw:style-name="gr5" draw:text-style-name="P4" svg:x1="1.0075in" svg:y1="0.3965in" svg:x2="1.0177in" svg:y2="1.2508in"><text:p/></draw:line><draw:rect text:anchor-type="paragraph" draw:z-index="2" draw:style-name="gr3" draw:text-style-name="P3" svg:width="1.865in" svg:height="0.7087in" svg:x="2.0598in" svg:y="0.0839in"><text:p/></draw:rect><draw:frame text:anchor-type="paragraph" draw:z-index="3" draw:style-name="gr4" draw:text-style-name="P3" svg:width="1.7398in" svg:height="0.576in" svg:x="2.1118in" svg:y="0.1362in"><draw:text-box><text:p text:style-name="P3">Initialize data structures</text:p><text:p text:style-name="P3">and</text:p><text:p text:style-name="P3">Parse the input config file</text:p></draw:text-box></draw:frame><draw:frame text:anchor-type="paragraph" draw:z-index="87" draw:style-name="gr29" draw:text-style-name="P6" svg:width="0.2787in" svg:height="0.2441in" svg:x="5.8925in" svg:y="0.078in"><draw:text-box><text:p text:style-name="P6"><text:span text:style-name="T3">Exit</text:span></text:p></draw:text-box></draw:frame></text:p>
      <text:p text:style-name="P1"><draw:frame text:anchor-type="paragraph" draw:z-index="65" draw:style-name="gr28" draw:text-style-name="P6" svg:width="0.8394in" svg:height="0.326in" svg:x="1.1161in" svg:y="0.0075in"><draw:text-box><text:p text:style-name="P6"><text:span text:style-name="T3">On successful initialization</text:span></text:p></draw:text-box></draw:frame><draw:frame text:anchor-type="paragraph" draw:z-index="70" draw:style-name="gr29" draw:text-style-name="P7" svg:width="0.6862in" svg:height="0.2441in" svg:x="4.002in" svg:y="0.0161in"><draw:text-box><text:p text:style-name="P7"><text:span text:style-name="T3">On Failure</text:span></text:p></draw:text-box></draw:frame></text:p>
      <text:p text:style-name="P1"><draw:line text:anchor-type="paragraph" draw:z-index="66" draw:style-name="gr6" draw:text-style-name="P3" svg:x1="4.7618in" svg:y1="0.0035in" svg:x2="3.9244in" svg:y2="0.0035in"><text:p/></draw:line><draw:rect text:anchor-type="paragraph" draw:z-index="83" draw:style-name="gr3" draw:text-style-name="P3" svg:width="1.4831in" svg:height="0.5524in" svg:x="5.1409in" svg:y="0.1583in"><text:p/></draw:rect></text:p>
      <text:p text:style-name="P1"><draw:frame text:anchor-type="paragraph" draw:z-index="84" draw:style-name="gr7" draw:text-style-name="P4" svg:width="1.4831in" svg:height="0.3843in" svg:x="5.1409in" svg:y="0.0646in"><draw:text-box><text:p text:style-name="P3"><text:span text:style-name="T1">Cleanup and release memory.</text:span></text:p></draw:text-box></draw:frame></text:p>
      <text:p text:style-name="P1"/>
      <text:p text:style-name="P1"><draw:line text:anchor-type="paragraph" draw:z-index="85" draw:style-name="gr5" draw:text-style-name="P4" svg:x1="5.828in" svg:y1="0.9409in" svg:x2="5.828in" svg:y2="0.1354in"><text:p/></draw:line></text:p>
      <text:p text:style-name="P1"><draw:frame text:anchor-type="paragraph" draw:z-index="8" draw:style-name="gr7" draw:text-style-name="P4" svg:width="1.4831in" svg:height="0.576in" svg:x="0.1902in" svg:y="0.1673in"><draw:text-box><text:p text:style-name="P3"><text:span text:style-name="T1">Generate the initial population of random candidates</text:span></text:p></draw:text-box></draw:frame><draw:rect text:anchor-type="paragraph" draw:z-index="7" draw:style-name="gr3" draw:text-style-name="P3" svg:width="1.7421in" svg:height="0.7087in" svg:x="0.0909in" svg:y="0.1154in"><text:p/></draw:rect><draw:frame text:anchor-type="paragraph" draw:z-index="86" draw:style-name="gr30" draw:text-style-name="P6" svg:width="1.1488in" svg:height="0.3697in" svg:x="5.9047in" svg:y="0.1854in"><draw:text-box><text:p text:style-name="P6"><text:span text:style-name="T3">Proceed to finalization routine</text:span></text:p></draw:text-box></draw:frame></text:p>
      <text:p text:style-name="P1"><draw:frame text:anchor-type="paragraph" draw:z-index="20" draw:style-name="gr13" draw:text-style-name="P6" svg:width="0.2504in" svg:height="0.2087in" svg:x="4.2646in" svg:y="0.0382in"><draw:text-box><text:p text:style-name="P6"><text:span text:style-name="T3">No</text:span></text:p></draw:text-box></draw:frame></text:p>
      <text:p text:style-name="P1"><draw:line text:anchor-type="paragraph" draw:z-index="9" draw:style-name="gr8" draw:text-style-name="P3" svg:x1="2.5283in" svg:y1="0.0445in" svg:x2="1.8327in" svg:y2="0.0579in"><text:p/></draw:line><draw:line text:anchor-type="paragraph" draw:z-index="82" draw:style-name="gr5" draw:text-style-name="P4" svg:x1="4.8827in" svg:y1="0.0299in" svg:x2="4.8929in" svg:y2="0.3661in"><text:p/></draw:line></text:p>
      <text:p text:style-name="P1"><draw:rect text:anchor-type="paragraph" draw:z-index="22" draw:style-name="gr3" draw:text-style-name="P4" svg:width="2.1386in" svg:height="0.4579in" svg:x="4.6091in" svg:y="0.1744in"><text:p/></draw:rect></text:p>
      <text:p text:style-name="P1"><draw:frame text:anchor-type="paragraph" draw:z-index="23" draw:style-name="gr14" draw:text-style-name="P3" svg:width="2.065in" svg:height="0.3843in" svg:x="4.6091in" svg:y="0.0563in"><draw:text-box><text:p text:style-name="P3">Print the best objective function value for the DNDP.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9" draw:style-name="gr16" draw:text-style-name="P6" svg:width="0.2504in" svg:height="0.1598in" svg:x="0.2366in" svg:y="0.1362in"><draw:text-box><text:p text:style-name="P6"><text:span text:style-name="T3">No</text:span></text:p></draw:text-box></draw:frame></text:p>
      <text:p text:style-name="P1"><draw:frame text:anchor-type="paragraph" draw:z-index="26" draw:style-name="gr13" draw:text-style-name="P6" svg:width="1.4059in" svg:height="0.2087in" svg:x="1.4772in" svg:y="0.0484in"><draw:text-box><text:p text:style-name="P6"><text:span text:style-name="T3">Yes, Then go back to the</text:span></text:p></draw:text-box></draw:frame></text:p>
      <text:p text:style-name="P1"><draw:frame text:anchor-type="paragraph" draw:z-index="27" draw:style-name="gr13" draw:text-style-name="P7" svg:width="1.0787in" svg:height="0.2087in" svg:x="1.6854in" svg:y="0.0862in"><draw:text-box><text:p text:style-name="P7"><text:span text:style-name="T3">start of the loop</text:span></text:p></draw:text-box></draw:frame><draw:frame text:anchor-type="paragraph" draw:z-index="79" draw:style-name="gr32" draw:text-style-name="P7" svg:width="0.9441in" svg:height="0.478in" svg:x="5.928in" svg:y="0.1665in"><draw:text-box><text:p text:style-name="P3"><text:span text:style-name="T3">Create a mating pool using any selection scheme</text:span></text:p></draw:text-box></draw:frame></text:p>
      <text:p text:style-name="P1"/>
      <text:p text:style-name="P1"><draw:frame text:anchor-type="paragraph" draw:z-index="31" draw:style-name="gr17" draw:text-style-name="P3" svg:width="1.9953in" svg:height="0.7677in" svg:x="-0.1992in" svg:y="0.0772in"><draw:text-box><text:p text:style-name="P3"/><text:p text:style-name="P3">Model the TAP as a linear</text:p><text:p text:style-name="P3">program for this candidate</text:p><text:p text:style-name="P3"/></draw:text-box></draw:frame><draw:rect text:anchor-type="paragraph" draw:z-index="30" draw:style-name="gr3" draw:text-style-name="P3" svg:width="1.9898in" svg:height="0.6224in" svg:x="-0.1902in" svg:y="0.1508in"><text:p/></draw:rect></text:p>
      <text:p text:style-name="P1"/>
      <text:p text:style-name="P1"/>
      <text:p text:style-name="P1"><draw:frame text:anchor-type="paragraph" draw:z-index="42" draw:style-name="gr20" draw:text-style-name="P8" svg:width="3.0087in" svg:height="0.4295in" draw:transform="rotate (1.5707963267949) translate (3.07916666666667in 3.18125in)"><draw:text-box draw:corner-radius="0.0244in"><text:p text:style-name="P8"><text:span text:style-name="T5">Go back to the start of the loop for next iteration for processing with the next candidate</text:span></text:p></draw:text-box></draw:frame></text:p>
      <text:p text:style-name="P1"><draw:line text:anchor-type="paragraph" draw:z-index="32" draw:style-name="gr5" draw:text-style-name="P4" svg:x1="0.472in" svg:y1="0.0063in" svg:x2="0.4764in" svg:y2="1.0197in"><text:p/></draw:line><draw:line text:anchor-type="paragraph" draw:z-index="72" draw:style-name="gr26" draw:text-style-name="P4" svg:x1="1.0846in" svg:y1="0.0063in" svg:x2="1.0846in" svg:y2="0.3882in"><text:p/></draw:line></text:p>
      <text:p text:style-name="P1"><draw:frame text:anchor-type="paragraph" draw:z-index="71" draw:style-name="gr30" draw:text-style-name="P6" svg:width="1.2386in" svg:height="0.3697in" svg:x="-0.7618in" svg:y="0.0575in"><draw:text-box><text:p text:style-name="P6"><text:span text:style-name="T3">On successfully</text:span></text:p><text:p text:style-name="P6"><text:span text:style-name="T3">modeling the problem</text:span></text:p></draw:text-box></draw:frame><draw:frame text:anchor-type="paragraph" draw:z-index="74" draw:style-name="gr30" draw:text-style-name="P7" svg:width="1.1776in" svg:height="0.3697in" svg:x="1.0846in" svg:y="0.0327in"><draw:text-box><text:p text:style-name="P7"><text:span text:style-name="T3">On failure; return ERROR and EXIT</text:span></text:p></draw:text-box></draw:frame></text:p>
      <text:p text:style-name="P1"><draw:line text:anchor-type="paragraph" draw:z-index="73" draw:style-name="gr19" draw:text-style-name="P3" svg:x1="1.0846in" svg:y1="0.0047in" svg:x2="2.3839in" svg:y2="0.0185in"><text:p/></draw:line></text:p>
      <text:p text:style-name="P1"><draw:frame text:anchor-type="paragraph" draw:z-index="80" draw:style-name="gr32" draw:text-style-name="P7" svg:width="0.9441in" svg:height="0.478in" svg:x="5.928in" svg:y="0.0043in"><draw:text-box><text:p text:style-name="P3"><text:span text:style-name="T3">Apply genetic operators on the mating pool</text:span>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75" draw:style-name="gr30" draw:text-style-name="P7" svg:width="0.5685in" svg:height="0.3697in" svg:x="-0.0917in" svg:y="0.1146in"><draw:text-box><text:p text:style-name="P7"><text:span text:style-name="T3">Valid Solution</text:span></text:p></draw:text-box></draw:frame><draw:line text:anchor-type="paragraph" draw:z-index="76" draw:style-name="gr26" draw:text-style-name="P4" svg:x1="1.0846in" svg:y1="0.0071in" svg:x2="1.0846in" svg:y2="0.389in"><text:p/></draw:line></text:p>
      <text:p text:style-name="P1"><draw:frame text:anchor-type="paragraph" draw:z-index="77" draw:style-name="gr31" draw:text-style-name="P7" svg:width="1.0421in" svg:height="0.3189in" svg:x="1.1709in" svg:y="0.0508in"><draw:text-box><text:p text:style-name="P3"><text:span text:style-name="T3">On failure; return ERROR and EXIT</text:span></text:p></draw:text-box></draw:frame></text:p>
      <text:p text:style-name="P1"><draw:line text:anchor-type="paragraph" draw:z-index="78" draw:style-name="gr19" draw:text-style-name="P4" svg:x1="1.0846in" svg:y1="0.0165in" svg:x2="2.3839in" svg:y2="0.0055in"><text:p/></draw:line><draw:frame text:anchor-type="paragraph" draw:z-index="81" draw:style-name="gr32" draw:text-style-name="P7" svg:width="0.9441in" svg:height="0.478in" svg:x="5.928in" svg:y="0.0244in"><draw:text-box><text:p text:style-name="P3"><text:span text:style-name="T3">Apply genetic operators on the mating pool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1580" svg:d="M1013 1491l118 89-567-1580-564 1580 114-85 136-68 148-46 161-17 161 13 153 46z"/>
    <draw:marker draw:name="Arrowheads_20_3" draw:display-name="Arrowheads 3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8:19:42.281793530</meta:creation-date>
    <meta:print-date>2015-08-20T19:52:27.354817204</meta:print-date>
    <dc:date>2015-10-11T13:01:12.009267522</dc:date>
    <meta:editing-duration>PT22H50M8S</meta:editing-duration>
    <meta:editing-cycles>138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